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 Mono" svg:font-family="'Roboto Mono'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0194in"/>
    </style:style>
    <style:style style:name="Table1.C" style:family="table-column">
      <style:table-column-properties style:column-width="3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table:align="left"/>
    </style:style>
    <style:style style:name="Table2.A" style:family="table-column">
      <style:table-column-properties style:column-width="0.9833in"/>
    </style:style>
    <style:style style:name="Table2.B" style:family="table-column">
      <style:table-column-properties style:column-width="2.6417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075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194in" fo:border="none"/>
    </style:style>
    <style:style style:name="Table2.4" style:family="table-row">
      <style:table-row-properties style:min-row-height="1.1951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00de8" officeooo:paragraph-rsid="00200de8"/>
    </style:style>
    <style:style style:name="P2" style:family="paragraph" style:parent-style-name="Table_20_Contents">
      <style:text-properties style:font-name="Roboto Mono" fo:font-size="12pt"/>
    </style:style>
    <style:style style:name="P3" style:family="paragraph" style:parent-style-name="Table_20_Contents">
      <style:text-properties style:font-name="Roboto Mono" fo:font-size="12pt" officeooo:rsid="002ec5bf" officeooo:paragraph-rsid="002ec5bf"/>
    </style:style>
    <style:style style:name="P4" style:family="paragraph" style:parent-style-name="Table_20_Contents">
      <style:text-properties style:font-name="Roboto Mono" fo:font-size="12pt" officeooo:rsid="003069bd" officeooo:paragraph-rsid="003069bd"/>
    </style:style>
    <style:style style:name="P5" style:family="paragraph" style:parent-style-name="Table_20_Contents">
      <style:text-properties style:font-name="Roboto Mono" fo:font-size="12pt" officeooo:rsid="00501c02" officeooo:paragraph-rsid="00501c02"/>
    </style:style>
    <style:style style:name="P6" style:family="paragraph" style:parent-style-name="Table_20_Contents">
      <style:text-properties style:font-name="Roboto Mono" fo:font-size="12pt" officeooo:rsid="00557aa2" officeooo:paragraph-rsid="00557aa2"/>
    </style:style>
    <style:style style:name="P7" style:family="paragraph" style:parent-style-name="Table_20_Contents">
      <style:text-properties officeooo:paragraph-rsid="00598b76"/>
    </style:style>
    <style:style style:name="P8" style:family="paragraph" style:parent-style-name="Text_20_body">
      <style:text-properties fo:font-variant="normal" fo:text-transform="none" fo:color="#2d3748" style:font-name="Roboto Mono" fo:font-size="12pt" fo:letter-spacing="normal" fo:font-style="normal" fo:font-weight="normal" officeooo:rsid="002872c0" officeooo:paragraph-rsid="002872c0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fo:font-weight="bold" officeooo:rsid="0040d4f0" officeooo:paragraph-rsid="0040d4f0" style:font-weight-asian="bold" style:font-weight-complex="bold"/>
    </style:style>
    <style:style style:name="P11" style:family="paragraph" style:parent-style-name="Text_20_body">
      <style:text-properties officeooo:paragraph-rsid="0051fdfa"/>
    </style:style>
    <style:style style:name="P12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4b582"/>
    </style:style>
    <style:style style:name="P13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b964f"/>
    </style:style>
    <style:style style:name="P14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ec5bf"/>
    </style:style>
    <style:style style:name="P15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f12e" officeooo:paragraph-rsid="002b964f"/>
    </style:style>
    <style:style style:name="P16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paragraph-rsid="0024b582"/>
    </style:style>
    <style:style style:name="P17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ec5bf" officeooo:paragraph-rsid="002ec5bf"/>
    </style:style>
    <style:style style:name="P18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01c02" officeooo:paragraph-rsid="00501c02"/>
    </style:style>
    <style:style style:name="P19" style:family="paragraph" style:parent-style-name="Text_20_body">
      <style:paragraph-properties fo:margin-top="0in" fo:margin-bottom="0in" loext:contextual-spacing="false"/>
      <style:text-properties officeooo:paragraph-rsid="0024b582"/>
    </style:style>
    <style:style style:name="P20" style:family="paragraph" style:parent-style-name="Title">
      <style:text-properties officeooo:rsid="002279bf" officeooo:paragraph-rsid="002279bf"/>
    </style:style>
    <style:style style:name="P21" style:family="paragraph" style:parent-style-name="Heading">
      <style:text-properties fo:font-weight="normal" officeooo:rsid="00416091" officeooo:paragraph-rsid="00430418" style:font-weight-asian="normal" style:font-weight-complex="normal"/>
    </style:style>
    <style:style style:name="P22" style:family="paragraph" style:parent-style-name="Standard">
      <style:text-properties officeooo:rsid="00200de8" officeooo:paragraph-rsid="00200de8"/>
    </style:style>
    <style:style style:name="P23" style:family="paragraph" style:parent-style-name="Standard">
      <style:text-properties officeooo:rsid="007c4085" officeooo:paragraph-rsid="007c4085"/>
    </style:style>
    <style:style style:name="P24" style:family="paragraph" style:parent-style-name="Standard">
      <style:text-properties officeooo:rsid="007f8bd3" officeooo:paragraph-rsid="007f8bd3"/>
    </style:style>
    <style:style style:name="P25" style:family="paragraph" style:parent-style-name="Standard">
      <style:text-properties officeooo:rsid="008200db" officeooo:paragraph-rsid="008200db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able_20_Contents">
      <style:text-properties officeooo:paragraph-rsid="006f1bf9"/>
    </style:style>
    <style:style style:name="P28" style:family="paragraph" style:parent-style-name="Table_20_Contents">
      <style:text-properties officeooo:rsid="006f1bf9" officeooo:paragraph-rsid="006f1bf9"/>
    </style:style>
    <style:style style:name="P29" style:family="paragraph" style:parent-style-name="Text_20_body">
      <style:paragraph-properties fo:margin-top="0in" fo:margin-bottom="0in" loext:contextual-spacing="false"/>
    </style:style>
    <style:style style:name="P30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39bf2" officeooo:paragraph-rsid="00539bf2"/>
    </style:style>
    <style:style style:name="P31" style:family="paragraph" style:parent-style-name="Text_20_body">
      <style:paragraph-properties fo:margin-top="0in" fo:margin-bottom="0in" loext:contextual-spacing="false"/>
      <style:text-properties officeooo:rsid="00731509" officeooo:paragraph-rsid="00731509"/>
    </style:style>
    <style:style style:name="P32" style:family="paragraph" style:parent-style-name="Text_20_body">
      <style:paragraph-properties fo:margin-top="0in" fo:margin-bottom="0in" loext:contextual-spacing="false"/>
      <style:text-properties fo:font-weight="normal" officeooo:rsid="00731509" officeooo:paragraph-rsid="00731509" style:font-weight-asian="normal" style:font-weight-complex="normal"/>
    </style:style>
    <style:style style:name="P33" style:family="paragraph" style:parent-style-name="Text_20_body" style:list-style-name="L1">
      <style:text-properties officeooo:paragraph-rsid="003bc4ed"/>
    </style:style>
    <style:style style:name="P34" style:family="paragraph" style:parent-style-name="Text_20_body" style:list-style-name="L1">
      <style:text-properties officeooo:rsid="00395f30" officeooo:paragraph-rsid="00395f30"/>
    </style:style>
    <style:style style:name="P35" style:family="paragraph" style:parent-style-name="Text_20_body" style:list-style-name="L1">
      <style:text-properties fo:font-weight="normal" officeooo:rsid="00395f30" officeooo:paragraph-rsid="00395f30" style:font-weight-asian="normal" style:font-weight-complex="normal"/>
    </style:style>
    <style:style style:name="P36" style:family="paragraph" style:parent-style-name="Text_20_body" style:list-style-name="L1">
      <style:text-properties fo:font-weight="normal" officeooo:rsid="003bc4ed" officeooo:paragraph-rsid="003bc4ed" style:font-weight-asian="normal" style:font-weight-complex="normal"/>
    </style:style>
    <style:style style:name="P37" style:family="paragraph" style:parent-style-name="Text_20_body" style:list-style-name="L2">
      <style:text-properties fo:font-weight="normal" officeooo:rsid="004a010c" officeooo:paragraph-rsid="004a010c" style:font-weight-asian="normal" style:font-weight-complex="normal"/>
    </style:style>
    <style:style style:name="P38" style:family="paragraph" style:parent-style-name="Text_20_body" style:list-style-name="L2">
      <style:text-properties fo:font-weight="normal" officeooo:rsid="004b85c1" officeooo:paragraph-rsid="004b85c1" style:font-weight-asian="normal" style:font-weight-complex="normal"/>
    </style:style>
    <style:style style:name="P39" style:family="paragraph" style:parent-style-name="Text_20_body" style:list-style-name="L2">
      <style:text-properties fo:font-weight="normal" officeooo:rsid="005b055e" officeooo:paragraph-rsid="005b055e" style:font-weight-asian="normal" style:font-weight-complex="normal"/>
    </style:style>
    <style:style style:name="P40" style:family="paragraph" style:parent-style-name="Text_20_body" style:list-style-name="L2">
      <style:text-properties fo:font-weight="normal" officeooo:rsid="007191c2" officeooo:paragraph-rsid="007191c2" style:font-weight-asian="normal" style:font-weight-complex="normal"/>
    </style:style>
    <style:style style:name="P41" style:family="paragraph" style:parent-style-name="Text_20_body" style:list-style-name="L2">
      <style:text-properties fo:font-weight="normal" officeooo:rsid="007755f2" officeooo:paragraph-rsid="007755f2" style:font-weight-asian="normal" style:font-weight-complex="normal"/>
    </style:style>
    <style:style style:name="P42" style:family="paragraph" style:parent-style-name="Text_20_body">
      <style:text-properties fo:font-weight="normal" officeooo:rsid="0083926b" officeooo:paragraph-rsid="0083926b" style:font-weight-asian="normal" style:font-weight-complex="normal"/>
    </style:style>
    <style:style style:name="P43" style:family="paragraph" style:parent-style-name="Text_20_body" style:list-style-name="L1">
      <style:text-properties officeooo:rsid="003bc4ed" officeooo:paragraph-rsid="003bc4ed"/>
    </style:style>
    <style:style style:name="P44" style:family="paragraph" style:parent-style-name="Text_20_body" style:list-style-name="L1">
      <style:text-properties officeooo:rsid="003d8535" officeooo:paragraph-rsid="003d8535"/>
    </style:style>
    <style:style style:name="P45" style:family="paragraph" style:parent-style-name="Text_20_body" style:list-style-name="L2">
      <style:text-properties officeooo:paragraph-rsid="004a010c"/>
    </style:style>
    <style:style style:name="P46" style:family="paragraph" style:parent-style-name="Text_20_body" style:list-style-name="L2">
      <style:text-properties officeooo:paragraph-rsid="0059b489"/>
    </style:style>
    <style:style style:name="P47" style:family="paragraph" style:parent-style-name="Text_20_body">
      <style:text-properties officeooo:rsid="00627832" officeooo:paragraph-rsid="0067418b"/>
    </style:style>
    <style:style style:name="P48" style:family="paragraph" style:parent-style-name="Text_20_body">
      <style:text-properties officeooo:rsid="00627832" officeooo:paragraph-rsid="006da6cd"/>
    </style:style>
    <style:style style:name="P49" style:family="paragraph" style:parent-style-name="Text_20_body">
      <style:text-properties officeooo:rsid="00627832" officeooo:paragraph-rsid="00711003"/>
    </style:style>
    <style:style style:name="P50" style:family="paragraph" style:parent-style-name="Text_20_body">
      <style:text-properties officeooo:rsid="00731509" officeooo:paragraph-rsid="00731509"/>
    </style:style>
    <style:style style:name="P51" style:family="paragraph" style:parent-style-name="Text_20_body">
      <style:text-properties officeooo:rsid="00838a5f" officeooo:paragraph-rsid="00838a5f"/>
    </style:style>
    <style:style style:name="P52" style:family="paragraph" style:parent-style-name="Heading_20_2">
      <style:text-properties officeooo:rsid="002872c0"/>
    </style:style>
    <style:style style:name="P53" style:family="paragraph" style:parent-style-name="Heading_20_2">
      <style:text-properties officeooo:rsid="002872c0" officeooo:paragraph-rsid="002b964f"/>
    </style:style>
    <style:style style:name="P54" style:family="paragraph" style:parent-style-name="Heading_20_2">
      <style:text-properties officeooo:rsid="00395f30" officeooo:paragraph-rsid="00395f30"/>
    </style:style>
    <style:style style:name="P55" style:family="paragraph" style:parent-style-name="Heading_20_2">
      <style:text-properties officeooo:rsid="002279bf" officeooo:paragraph-rsid="002279bf"/>
    </style:style>
    <style:style style:name="P56" style:family="paragraph" style:parent-style-name="Heading_20_2">
      <style:text-properties officeooo:rsid="00838a5f" officeooo:paragraph-rsid="00838a5f"/>
    </style:style>
    <style:style style:name="P57" style:family="paragraph" style:parent-style-name="Heading_20_3">
      <style:text-properties officeooo:rsid="002b964f" officeooo:paragraph-rsid="002b964f"/>
    </style:style>
    <style:style style:name="P58" style:family="paragraph" style:parent-style-name="Heading_20_1">
      <style:text-properties officeooo:rsid="0024b582" officeooo:paragraph-rsid="0024b582"/>
    </style:style>
    <style:style style:name="P59" style:family="paragraph" style:parent-style-name="Heading_20_1">
      <style:text-properties officeooo:paragraph-rsid="002b964f"/>
    </style:style>
    <style:style style:name="P60" style:family="paragraph" style:parent-style-name="Heading_20_1">
      <style:text-properties officeooo:rsid="002279bf" officeooo:paragraph-rsid="002279bf"/>
    </style:style>
    <style:style style:name="T1" style:family="text">
      <style:text-properties officeooo:rsid="003069bd"/>
    </style:style>
    <style:style style:name="T2" style:family="text">
      <style:text-properties officeooo:rsid="0032b1cc"/>
    </style:style>
    <style:style style:name="T3" style:family="text">
      <style:text-properties officeooo:rsid="0034544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a010c" style:font-weight-asian="bold" style:font-weight-complex="bold"/>
    </style:style>
    <style:style style:name="T6" style:family="text">
      <style:text-properties fo:font-weight="bold" officeooo:rsid="004a7545" style:font-weight-asian="bold" style:font-weight-complex="bold"/>
    </style:style>
    <style:style style:name="T7" style:family="text">
      <style:text-properties fo:font-weight="bold" officeooo:rsid="004cdb81" style:font-weight-asian="bold" style:font-weight-complex="bold"/>
    </style:style>
    <style:style style:name="T8" style:family="text">
      <style:text-properties fo:font-weight="bold" officeooo:rsid="004db32a" style:font-weight-asian="bold" style:font-weight-complex="bold"/>
    </style:style>
    <style:style style:name="T9" style:family="text">
      <style:text-properties fo:font-weight="bold" officeooo:rsid="004f0dda" style:font-weight-asian="bold" style:font-weight-complex="bold"/>
    </style:style>
    <style:style style:name="T10" style:family="text">
      <style:text-properties fo:font-weight="bold" officeooo:rsid="0059b489" style:font-weight-asian="bold" style:font-weight-complex="bold"/>
    </style:style>
    <style:style style:name="T11" style:family="text">
      <style:text-properties fo:font-weight="bold" officeooo:rsid="0078b8d4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bc4ed" style:font-weight-asian="normal" style:font-weight-complex="normal"/>
    </style:style>
    <style:style style:name="T14" style:family="text">
      <style:text-properties fo:font-weight="normal" officeooo:rsid="0059b489" style:font-weight-asian="normal" style:font-weight-complex="normal"/>
    </style:style>
    <style:style style:name="T15" style:family="text">
      <style:text-properties officeooo:rsid="003b20ee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67418b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66247c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officeooo:rsid="0040d4f0"/>
    </style:style>
    <style:style style:name="T24" style:family="text">
      <style:text-properties officeooo:rsid="0043c618"/>
    </style:style>
    <style:style style:name="T25" style:family="text">
      <style:text-properties officeooo:rsid="0048200c"/>
    </style:style>
    <style:style style:name="T26" style:family="text">
      <style:text-properties officeooo:rsid="004a010c"/>
    </style:style>
    <style:style style:name="T27" style:family="text">
      <style:text-properties officeooo:rsid="004a7545"/>
    </style:style>
    <style:style style:name="T28" style:family="text">
      <style:text-properties officeooo:rsid="004db32a"/>
    </style:style>
    <style:style style:name="T29" style:family="text">
      <style:text-properties officeooo:rsid="00501c02"/>
    </style:style>
    <style:style style:name="T30" style:family="text">
      <style:text-properties style:font-name="Roboto Mono" fo:font-size="12pt"/>
    </style:style>
    <style:style style:name="T31" style:family="text">
      <style:text-properties officeooo:rsid="0060ef17"/>
    </style:style>
    <style:style style:name="T32" style:family="text">
      <style:text-properties officeooo:rsid="00644180"/>
    </style:style>
    <style:style style:name="T33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34" style:family="text">
      <style:text-properties officeooo:rsid="0059b489"/>
    </style:style>
    <style:style style:name="T35" style:family="text">
      <style:text-properties officeooo:rsid="0075e948"/>
    </style:style>
    <style:style style:name="T36" style:family="text">
      <style:text-properties officeooo:rsid="007c408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zakdolgozat</text:p>
      <text:h text:style-name="P58" text:outline-level="1">Bevezetés</text:h>
      <text:h text:style-name="Heading_20_2" text:outline-level="2">Motiváció</text:h>
      <text:p text:style-name="P1">Jelen világunkban az információ érték, ezért gyakorlatilag mindenki visszaél velük.</text:p>
      <text:p text:style-name="P1">Sajnos nem tudhatom azt, hogy az operációs rendszer, amit használok, <text:span text:style-name="T36">mennyi információt gyüjt rólam, és mire használja fel. Ez nincs másképp az e-mail szolgáltatókkal, a különböző felhő alapú tárolókkal.</text:span></text:p>
      <text:p text:style-name="P23">Nem tudhatom, hogy ha egy felhőben tárolom az adataimat, akkor vajon a Google, a Microsoft, a Facebook, az Apple vagy más cégek, akik ilyeneket szolgáltatnak felhasználja-e őket. Ilyen szempontból mondjuk a megnevezettek még korrektek, mert az általános szerződési feltételeikben megfogalmazzák, hogy az adatainkat felhasználják.</text:p>
      <text:p text:style-name="P23">Sajnos arra jelenleg nincs erőforrásom, hogy egy saját Operációs rendszert írjak, vagy hogy leellenőrizzek egy Linuxot, Open/Free BSD-t hogy vajon visszaél-e az adataimmal, így ezeknek el kell hinnem, hogy nem teszik.<text:line-break/>De tudok csinálni olyan programot, ami azt biztosítja számomra, hogy az adataimat a kliens oldalon titkosítva küldöm el a felhőbe, akkor a felhőben lévő cég nem tudhatja, hogy mik is voltak azok.</text:p>
      <text:p text:style-name="P24">Így jött az öltet, hogy először egy egyszerű szervert csinálok, ahol fájlokat tudok tárolni, amikbe az egyszerűség kedvéért először csak szövegeket, vagy telefonkönyvet tudok tárolni.<text:line-break/>Így hiába olvashatja az adott szerverszolgáltató az adataimat, nem fog hozzáférni az információhoz, mert az már a kliens oldalon titkosítva van.</text:p>
      <text:p text:style-name="P25">Fontos volt számomra, hogy nyílt forráskódú legyen, hogy biztosítva legyen, hogy tényleg titkosít, és tényleg nem ment semmilyen adatot.</text:p>
      <text:p text:style-name="P23"/>
      <text:h text:style-name="P59" text:outline-level="1">Teszt környezet</text:h>
      <text:h text:style-name="P53" text:outline-level="2">Hardware</text:h>
      <text:p text:style-name="P13">RAM: <text:span text:style-name="T3">16</text:span>GB (ez <text:span text:style-name="T3">lehet hogy</text:span> kevés lesz sok felhasználóra.)</text:p>
      <text:p text:style-name="P15">Processor: Intel(R) Core(TM) i7-4600U CPU @ 2.10GHz</text:p>
      <text:h text:style-name="P52" text:outline-level="2">Szoftver</text:h>
      <text:h text:style-name="P57" text:outline-level="3">Operációs rendszer</text:h>
      <text:p text:style-name="P16">Distributor ID:<text:tab/>Ubuntu</text:p>
      <text:p text:style-name="P16">Description:<text:tab/>Ubuntu 18.04.4 LTS</text:p>
      <text:p text:style-name="P16">Release:<text:tab/><text:tab/>18.04</text:p>
      <text:p text:style-name="P12">Codename:<text:tab/><text:tab/>bionic</text:p>
      <text:h text:style-name="P57" text:outline-level="3">Python</text:h>
      <text:p text:style-name="P12">Python 3.6.9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3">Csomag</text:p>
          </table:table-cell>
          <table:table-cell table:style-name="Table1.A1" office:value-type="string">
            <text:p text:style-name="P3">Verzió</text:p>
          </table:table-cell>
          <table:table-cell table:style-name="Table1.C1" office:value-type="string">
            <text:p text:style-name="P3">Hivatalos weblap</text:p>
          </table:table-cell>
        </table:table-row>
        <table:table-row>
          <table:table-cell table:style-name="Table1.A2" office:value-type="string">
            <text:p text:style-name="P14"><text:span text:style-name="T1">t</text:span>ornado</text:p>
          </table:table-cell>
          <table:table-cell table:style-name="Table1.A2" office:value-type="string">
            <text:p text:style-name="P14">6.0.3</text:p>
          </table:table-cell>
          <table:table-cell table:style-name="Table1.C2" office:value-type="string">
            <text:p text:style-name="P7"><text:a xlink:type="simple" xlink:href="https://www.tornadoweb.org/en/stable/" text:style-name="Internet_20_link" text:visited-style-name="Visited_20_Internet_20_Link"><text:span text:style-name="T30">https://www.tornadoweb.org/en/stable/</text:span></text:a><text:span text:style-name="T30"><text:line-break/></text:span><text:a xlink:type="simple" xlink:href="https://github.com/tornadoweb/tornado/" text:style-name="Internet_20_link" text:visited-style-name="Visited_20_Internet_20_Link"><text:span text:style-name="T30">https://github.com/tornadoweb/tornado/</text:span></text:a><text:span text:style-name="T30"><text:line-break/></text:span><text:a xlink:type="simple" xlink:href="https://pypi.org/project/tornado/3.2.1/" text:style-name="Internet_20_link" text:visited-style-name="Visited_20_Internet_20_Link">https://pypi.org/project/tornado/</text:a></text:p>
          </table:table-cell>
        </table:table-row>
        <table:table-row>
          <table:table-cell table:style-name="Table1.A2" office:value-type="string">
            <text:p text:style-name="P17">jsonrpcserver</text:p>
          </table:table-cell>
          <table:table-cell table:style-name="Table1.A2" office:value-type="string">
            <text:p text:style-name="P4">4.1.2</text:p>
          </table:table-cell>
          <table:table-cell table:style-name="Table1.C2" office:value-type="string">
            <text:p text:style-name="P2"><text:a xlink:type="simple" xlink:href="https://github.com/bcb/jsonrpcserver" text:style-name="Internet_20_link" text:visited-style-name="Visited_20_Internet_20_Link">https://github.com/bcb/jsonrpcserver</text:a></text:p>
            <text:p text:style-name="P2"><text:a xlink:type="simple" xlink:href="https://pypi.org/project/jsonrpcserver/" text:style-name="Internet_20_link" text:visited-style-name="Visited_20_Internet_20_Link">https://pypi.org/project/jsonrpcserver/</text:a></text:p>
          </table:table-cell>
        </table:table-row>
        <table:table-row>
          <table:table-cell table:style-name="Table1.A2" office:value-type="string">
            <text:p text:style-name="P18">pandas</text:p>
          </table:table-cell>
          <table:table-cell table:style-name="Table1.A2" office:value-type="string">
            <text:p text:style-name="P5">1.0.3</text:p>
          </table:table-cell>
          <table:table-cell table:style-name="Table1.C2" office:value-type="string">
            <text:p text:style-name="P7"><text:a xlink:type="simple" xlink:href="https://pandas.pydata.org/" text:style-name="Internet_20_link" text:visited-style-name="Visited_20_Internet_20_Link"><text:span text:style-name="T30">https://pandas.pydata.org/</text:span></text:a><text:span text:style-name="T30"><text:line-break/></text:span><text:a xlink:type="simple" xlink:href="https://github.com/pandas-dev/pandas" text:style-name="Internet_20_link" text:visited-style-name="Visited_20_Internet_20_Link"><text:span text:style-name="T30">https://github.com/pandas-dev/pandas</text:span></text:a><text:span text:style-name="T30"><text:line-break/></text:span><text:a xlink:type="simple" xlink:href="https://pypi.org/project/pandas/" text:style-name="Internet_20_link" text:visited-style-name="Visited_20_Internet_20_Link">https://pypi.org/project/pandas/</text:a></text:p>
          </table:table-cell>
        </table:table-row>
        <table:table-row>
          <table:table-cell table:style-name="Table1.A2" office:value-type="string">
            <text:p text:style-name="P30">pyexcel-ods</text:p>
          </table:table-cell>
          <table:table-cell table:style-name="Table1.A2" office:value-type="string">
            <text:p text:style-name="P6">0.5.6</text:p>
          </table:table-cell>
          <table:table-cell table:style-name="Table1.C2" office:value-type="string">
            <text:p text:style-name="Table_20_Contents"><text:a xlink:type="simple" xlink:href="https://github.com/pyexcel/pyexcel-ods" text:style-name="Internet_20_link" text:visited-style-name="Visited_20_Internet_20_Link"><text:span text:style-name="T30">https://github.com/pyexcel/pyexcel-ods</text:span></text:a><text:span text:style-name="T30"><text:line-break/></text:span><text:a xlink:type="simple" xlink:href="https://pypi.org/project/pyexcel-ods/" text:style-name="Internet_20_link" text:visited-style-name="Visited_20_Internet_20_Link">https://pypi.org/project/pyexcel-ods/</text:a></text:p>
          </table:table-cell>
        </table:table-row>
      </table:table>
      <text:p text:style-name="P19"/>
      <text:h text:style-name="Heading_20_3" text:outline-level="3">Böngészők</text:h>
      <text:p text:style-name="P11"><text:span text:style-name="T2">Google Chrome 80.0.3987.149 </text:span><text:a xlink:type="simple" xlink:href="https://www.google.com/chrome/" text:style-name="Internet_20_link" text:visited-style-name="Visited_20_Internet_20_Link">https://www.google.com/chrome/</text:a><text:span text:style-name="T2"><text:line-break/>Mozilla Firefox 74.0 </text:span><text:a xlink:type="simple" xlink:href="https://www.mozilla.org/en-US/firefox/" text:style-name="Internet_20_link" text:visited-style-name="Visited_20_Internet_20_Link">https://www.mozilla.org/en-US/firefox/</text:a></text:p>
      <text:h text:style-name="Heading_20_3" text:outline-level="3">JavaScript</text:h>
      <text:p text:style-name="Text_20_body">Ecmascript 6</text:p>
      <text:p text:style-name="Text_20_body"/>
      <text:h text:style-name="P60" text:outline-level="1">Felhasználói dokumentáció</text:h>
      <text:h text:style-name="P54" text:outline-level="2">Letöltés githubról</text:h>
      <text:list xml:id="list1336366997" text:style-name="L1">
        <text:list-item>
          <text:p text:style-name="P34">1. git-tel</text:p>
          <text:list>
            <text:list-item>
              <text:p text:style-name="P34">git installálás <text:span text:style-name="T15">(ha nincs telepítve)</text:span><text:line-break/><text:span text:style-name="T4">sudo apt install git</text:span></text:p>
            </text:list-item>
            <text:list-item>
              <text:p text:style-name="P35">klónozás<text:line-break/><text:span text:style-name="T4">git clone </text:span><text:a xlink:type="simple" xlink:href="https://github.com/somla/real_private_data.git" text:style-name="Internet_20_link" text:visited-style-name="Visited_20_Internet_20_Link"><text:span text:style-name="T4">https://github.com/somla/real_private_data.git</text:span></text:a><text:span text:style-name="T4"> <text:line-break/></text:span>vagy<text:span text:style-name="T4"><text:line-break/>git clone </text:span><text:a xlink:type="simple" xlink:href="mailto:git@github.com" text:style-name="Internet_20_link" text:visited-style-name="Visited_20_Internet_20_Link"><text:span text:style-name="T4">git@github.com</text:span></text:a><text:span text:style-name="T4">:somla/real_private_data.git</text:span></text:p>
            </text:list-item>
          </text:list>
        </text:list-item>
        <text:list-item>
          <text:p text:style-name="P36">Letöltés githubról zip formátumban</text:p>
          <text:list>
            <text:list-item>
              <text:p text:style-name="P33"><text:span text:style-name="T13">Egy böngészőben nyissuk meg ezt a linket:<text:line-break/></text:span><text:a xlink:type="simple" xlink:href="https://github.com/somla/real_private_data" text:style-name="Internet_20_link" text:visited-style-name="Visited_20_Internet_20_Link">https://github.com/somla/real_private_data</text:a></text:p>
            </text:list-item>
            <text:list-item>
              <text:p text:style-name="P43">Kattintsunk a <text:span text:style-name="T16">Clone or download </text:span><text:span text:style-name="T19">gombra</text:span></text:p>
            </text:list-item>
            <text:list-item>
              <text:p text:style-name="P43"><text:span text:style-name="T19">Kattintsunk a </text:span><text:span text:style-name="T16">Download ZIP </text:span><text:span text:style-name="T19">gombra</text:span></text:p>
            </text:list-item>
            <text:list-item>
              <text:p text:style-name="P44"><text:span text:style-name="T19">Tömörítsük ki<text:line-break/></text:span><text:span text:style-name="T16">unzip real_private_data-master.zip</text:span></text:p>
            </text:list-item>
          </text:list>
        </text:list-item>
      </text:list>
      <text:h text:style-name="P55" text:outline-level="2"><text:soft-page-break/>Installálás</text:h>
      <text:p text:style-name="P8">Ehhez egy VirtualBoxot használtam, arra feltelepítettem egy Ubuntut, így egy teljesen új linuxon van tesztelve, amin még nincs semmi.</text:p>
      <text:h text:style-name="Heading_20_3" text:outline-level="3">Függőségek</text:h>
      <text:p text:style-name="Heading"><text:span text:style-name="T23">p</text:span>ip3</text:p>
      <text:p text:style-name="P10">sudo apt install python3-pip</text:p>
      <text:p text:style-name="P21">Python <text:span text:style-name="T24">csomagok</text:span></text:p>
      <text:p text:style-name="P9">sudo <text:span text:style-name="T29">pip3</text:span> install tornado<text:line-break/><text:span text:style-name="T29">sudo pip3 install pandas<text:line-break/>sudo pip3 install pyexcel-ods<text:line-break/>sudo pip3 install jsonrpcserver</text:span></text:p>
      <text:h text:style-name="Heading_20_3" text:outline-level="3">Előkészül<text:span text:style-name="T25">etek</text:span></text:h>
      <text:list xml:id="list1745971959" text:style-name="L2">
        <text:list-item>
          <text:p text:style-name="P45"><text:span text:style-name="T26">Menjünk abba a mappába, ahova letöltöttük a programot<text:line-break/></text:span><text:span text:style-name="T5">cd ./real_private_data</text:span></text:p>
        </text:list-item>
        <text:list-item>
          <text:p text:style-name="P37">hozzunk létre egy könyvtárat a<text:span text:style-name="T27">z adatoknak (nem muszáj itt, de akkor át kell állítani a config-ban lásd a Konfiguráció fejezetet)<text:line-break/></text:span><text:span text:style-name="T6">mkdir data</text:span></text:p>
        </text:list-item>
        <text:list-item>
          <text:p text:style-name="P38">hozzunk létre SSL-kulcsot, <text:span text:style-name="T28">vagy ha van saját, akkor másoljuk be a .key mappába, vagy adjuk meg a helyét a config.json-ban (lásd a Konfiguráció fejezetet)</text:span><text:line-break/><text:span text:style-name="T7">mkdir .key</text:span><text:span text:style-name="T9">;</text:span><text:span text:style-name="T7"><text:line-break/></text:span><text:span text:style-name="T4">openssl req -x509 -out </text:span><text:span text:style-name="T7">rpd.crt</text:span><text:span text:style-name="T4"> -keyout </text:span><text:span text:style-name="T7">rpd.key</text:span><text:span text:style-name="T4"> \<text:line-break/> -newkey rsa:2048 -nodes -sha256 \<text:line-break/> -subj '/CN=localhost' -extensions EXT -config &lt;( \<text:line-break/> printf "[dn]\nCN=localhost\n[req]\ndistinguished_name = dn\n[EXT]\nsubjectAltName=DNS:localhost\nkeyUsage=digitalSignature\nextendedKeyUsage=serverAuth");<text:line-break/></text:span><text:span text:style-name="T8">cd ..</text:span></text:p>
        </text:list-item>
        <text:list-item>
          <text:p text:style-name="P46"><text:span text:style-name="T14">Hozzunk létre egy mappát a generált javascript fájloknak<text:line-break/></text:span><text:span text:style-name="T10">mkdir src/web/generated/</text:span></text:p>
        </text:list-item>
        <text:list-item>
          <text:p text:style-name="P41">Másoljuk le a config.sample.json-t a config.json-ra<text:line-break/><text:span text:style-name="T4">cd src/python<text:line-break/>cp config.sample.json config.json<text:line-break/></text:span><text:span text:style-name="T11">cd ../..</text:span></text:p>
        </text:list-item>
        <text:list-item>
          <text:p text:style-name="P40"><text:span text:style-name="T34">H</text:span>ozz létre legalább egy felhasználót<text:line-break/><text:span text:style-name="T4">./bin/server/rpd_create_user.sh</text:span></text:p>
        </text:list-item>
        <text:list-item>
          <text:p text:style-name="P39"><text:soft-page-break/>Ha minden jól sikerült, akkor el kell, hogy tudjuk indítani a szervert<text:line-break/><text:span text:style-name="T4">./bin/server/rpd_server.sh</text:span></text:p>
        </text:list-item>
      </text:list>
      <text:h text:style-name="Heading_20_2" text:outline-level="2">Konfigurálás</text:h>
      <text:p text:style-name="P47">A konfigurálás két féle lehet.<text:line-break/>Vagy fájlból, vagy command line argumentumként megadva.<text:line-break/>A command line argumentumnak nagyobb priorítása van.<text:line-break/><text:span text:style-name="T32">Kötelező, hogy legyen config fájl</text:span></text:p>
      <text:h text:style-name="Heading_20_3" text:outline-level="3"><text:span text:style-name="T20">K</text:span><text:span text:style-name="T19">onfigurációs változók</text:span></text:h>
      <text:p text:style-name="P49"><text:span text:style-name="T21">A konfigba vannak változók amiket [[változó név]]-ként érünk el.<text:line-break/></text:span><text:span text:style-name="T20">Például: </text:span><text:span text:style-name="T17">./</text:span><text:span text:style-name="T18">rpd_server.sh</text:span><text:span text:style-name="T17"> –logLevel /</text:span><text:span text:style-name="T33">var</text:span><text:span text:style-name="T17">/tmp/log[[now]].log<text:line-break/>./</text:span><text:span text:style-name="T18">rpd_server.sh</text:span><text:span text:style-name="T17"> –logLevel /</text:span><text:span text:style-name="T33">var</text:span><text:span text:style-name="T17">/tmp/log20200330_163019.log </text:span><text:span text:style-name="T20">lesz, vagy valami hasonló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8">Változó név</text:p>
          </table:table-cell>
          <table:table-cell table:style-name="Table3.A1" office:value-type="string">
            <text:p text:style-name="P28">Leírás</text:p>
          </table:table-cell>
          <table:table-cell table:style-name="Table3.C1" office:value-type="string">
            <text:p text:style-name="P28">Példa</text:p>
          </table:table-cell>
        </table:table-row>
        <table:table-row>
          <table:table-cell table:style-name="Table3.A2" office:value-type="string">
            <text:p text:style-name="P27">[[dir_project]]</text:p>
          </table:table-cell>
          <table:table-cell table:style-name="Table3.A2" office:value-type="string">
            <text:p text:style-name="P28">A projekt gyökér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7">[[dir_src]]</text:p>
          </table:table-cell>
          <table:table-cell table:style-name="Table3.A2" office:value-type="string">
            <text:p text:style-name="P28">A projekt src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7">[[dir_web]]</text:p>
          </table:table-cell>
          <table:table-cell table:style-name="Table3.A2" office:value-type="string">
            <text:p text:style-name="P28">A projektben lévő web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7">[[dir_python]]</text:p>
          </table:table-cell>
          <table:table-cell table:style-name="Table3.A2" office:value-type="string">
            <text:p text:style-name="P28">A projektben lévő python fájlok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7">[[now]]</text:p>
          </table:table-cell>
          <table:table-cell table:style-name="Table3.A2" office:value-type="string">
            <text:p text:style-name="P28">Az aktuális idő ÉvHóNap_ÓraPercMásodperc formában</text:p>
          </table:table-cell>
          <table:table-cell table:style-name="Table3.C2" office:value-type="string">
            <text:p text:style-name="Table_20_Contents">20200330_163019</text:p>
          </table:table-cell>
        </table:table-row>
        <table:table-row>
          <table:table-cell table:style-name="Table3.A2" office:value-type="string">
            <text:p text:style-name="P27">[[today]]</text:p>
          </table:table-cell>
          <table:table-cell table:style-name="Table3.A2" office:value-type="string">
            <text:p text:style-name="P28">A mai nap <text:s/>ÉvHóNap formában</text:p>
          </table:table-cell>
          <table:table-cell table:style-name="Table3.C2" office:value-type="string">
            <text:p text:style-name="Table_20_Contents">20200330</text:p>
          </table:table-cell>
        </table:table-row>
      </table:table>
      <text:p text:style-name="P48"><text:span text:style-name="T20"/></text:p>
      <text:h text:style-name="Heading_20_3" text:outline-level="3"><text:span text:style-name="T20">K</text:span><text:span text:style-name="T19">onfigurációs opciók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Heading">Név</text:p>
          </table:table-cell>
          <table:table-cell table:style-name="Table2.A1" office:value-type="string">
            <text:p text:style-name="Heading">Leírás</text:p>
          </table:table-cell>
          <table:table-cell table:style-name="Table2.A1" office:value-type="string">
            <text:p text:style-name="Heading">Alapérték</text:p>
          </table:table-cell>
          <table:table-cell table:style-name="Table2.A1" office:value-type="string">
            <text:p text:style-name="Heading">Opcionális</text:p>
          </table:table-cell>
          <table:table-cell table:style-name="Table2.A1" office:value-type="string">
            <text:p text:style-name="Heading">Publikus</text:p>
          </table:table-cell>
        </table:table-row>
        <table:table-row table:style-name="Table2.1">
          <table:table-cell table:style-name="Table2.A1" office:value-type="string">
            <text:p text:style-name="P26">configFile</text:p>
          </table:table-cell>
          <table:table-cell table:style-name="Table2.A1" office:value-type="string">
            <text:p text:style-name="P26">Config json, ez az a konfig fájl, amiből a beállítások jönnek: config.json</text:p>
            <text:p text:style-name="P26"/>
          </table:table-cell>
          <table:table-cell table:style-name="Table2.A1" office:value-type="string">
            <text:p text:style-name="P26">./config.json</text:p>
          </table:table-cell>
          <table:table-cell table:style-name="Table2.A1" office:value-type="string">
            <text:p text:style-name="P26">Igen</text:p>
          </table:table-cell>
          <table:table-cell table:style-name="Table2.A1" office:value-type="string">
            <text:p text:style-name="P26">Nem</text:p>
          </table:table-cell>
        </table:table-row>
        <table:table-row table:style-name="Table2.1">
          <table:table-cell table:style-name="Table2.A1" office:value-type="string">
            <text:p text:style-name="P26">debug</text:p>
          </table:table-cell>
          <table:table-cell table:style-name="Table2.A1" office:value-type="string">
            <text:p text:style-name="P26">Debug mód, ha be van kapcsolva, akkor több ellenőrzés van, több log van, de az a logLeveltől is függ.</text:p>
          </table:table-cell>
          <table:table-cell table:style-name="Table2.A1" office:value-type="string">
            <text:p text:style-name="P26">False</text:p>
          </table:table-cell>
          <table:table-cell table:style-name="Table2.A1" office:value-type="string">
            <text:p text:style-name="P26">Igen</text:p>
          </table:table-cell>
          <table:table-cell table:style-name="Table2.A1" office:value-type="string">
            <text:p text:style-name="P26">Igen</text:p>
          </table:table-cell>
        </table:table-row>
        <table:table-row table:style-name="Table2.4">
          <table:table-cell table:style-name="Table2.A1" office:value-type="string">
            <text:p text:style-name="P26">logLevel</text:p>
          </table:table-cell>
          <table:table-cell table:style-name="Table2.A1" office:value-type="string">
            <text:p text:style-name="P26">logLevel, értékei lehetnek<text:line-break/>CRITICAL - 50<text:line-break/>ERROR - 40<text:line-break/>WARNING - 30<text:line-break/>INFO - 20<text:line-break/><text:soft-page-break/>DEBUG -10<text:line-break/>NOTSET – 0<text:line-break/><text:span text:style-name="T31">Lásd: </text:span><text:a xlink:type="simple" xlink:href="https://docs.python.org/3/library/logging.html" text:style-name="Internet_20_link" text:visited-style-name="Visited_20_Internet_20_Link">https://docs.python.org/3/library/logging.html</text:a></text:p>
          </table:table-cell>
          <table:table-cell table:style-name="Table2.A1" office:value-type="string">
            <text:p text:style-name="P26">INFO</text:p>
          </table:table-cell>
          <table:table-cell table:style-name="Table2.A1" office:value-type="string">
            <text:p text:style-name="P26">Igen</text:p>
          </table:table-cell>
          <table:table-cell table:style-name="Table2.A1" office:value-type="string">
            <text:p text:style-name="P26">Nem</text:p>
          </table:table-cell>
        </table:table-row>
        <table:table-row table:style-name="Table2.1">
          <table:table-cell table:style-name="Table2.A1" office:value-type="string">
            <text:p text:style-name="P26">logFile</text:p>
          </table:table-cell>
          <table:table-cell table:style-name="Table2.A1" office:value-type="string">
            <text:p text:style-name="P26">Log fájl, helye, ha nem töltjük ki, akkor nem logolunk fájlba, csak a consolera.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6">Igen</text:p>
          </table:table-cell>
          <table:table-cell table:style-name="Table2.A1" office:value-type="string">
            <text:p text:style-name="P26">Nem</text:p>
          </table:table-cell>
        </table:table-row>
        <table:table-row table:style-name="Table2.1">
          <table:table-cell table:style-name="Table2.A1" office:value-type="string">
            <text:p text:style-name="P26">logFormat</text:p>
          </table:table-cell>
          <table:table-cell table:style-name="Table2.A1" office:value-type="string">
            <text:p text:style-name="P26">Log formátuma, ahogy a python várja lásd: <text:a xlink:type="simple" xlink:href="https://docs.python.org/3/library/logging.html#logging.Formatter" text:style-name="Internet_20_link" text:visited-style-name="Visited_20_Internet_20_Link">https://docs.python.org/3/library/logging.html#logging.Formatter</text:a></text:p>
          </table:table-cell>
          <table:table-cell table:style-name="Table2.A1" office:value-type="string">
            <text:p text:style-name="P26">[%(asctime)s][%(levelname)s] %(message)s</text:p>
          </table:table-cell>
          <table:table-cell table:style-name="Table2.A1" office:value-type="string">
            <text:p text:style-name="P26">Igen</text:p>
          </table:table-cell>
          <table:table-cell table:style-name="Table2.A1" office:value-type="string">
            <text:p text:style-name="P26">Nem</text:p>
          </table:table-cell>
        </table:table-row>
        <table:table-row table:style-name="Table2.1">
          <table:table-cell table:style-name="Table2.A1" office:value-type="string">
            <text:p text:style-name="P26">show_rpc_message</text:p>
          </table:table-cell>
          <table:table-cell table:style-name="Table2.A1" office:value-type="string">
            <text:p text:style-name="P26">Mutassuk-e az rpc üzeneteket</text:p>
          </table:table-cell>
          <table:table-cell table:style-name="Table2.A1" office:value-type="string">
            <text:p text:style-name="P26">False</text:p>
          </table:table-cell>
          <table:table-cell table:style-name="Table2.A1" office:value-type="string">
            <text:p text:style-name="P26">Igen</text:p>
          </table:table-cell>
          <table:table-cell table:style-name="Table2.A1" office:value-type="string">
            <text:p text:style-name="P26">Nem</text:p>
          </table:table-cell>
        </table:table-row>
        <table:table-row table:style-name="Table2.1">
          <table:table-cell table:style-name="Table2.A1" office:value-type="string">
            <text:p text:style-name="P26">open_port</text:p>
          </table:table-cell>
          <table:table-cell table:style-name="Table2.A1" office:value-type="string">
            <text:p text:style-name="P26">Indítunk egy http szervert is, ami átirányít a https szerverre, ennek a portja</text:p>
          </table:table-cell>
          <table:table-cell table:style-name="Table2.A1" office:value-type="string">
            <text:p text:style-name="P26">8080</text:p>
          </table:table-cell>
          <table:table-cell table:style-name="Table2.A1" office:value-type="string">
            <text:p text:style-name="P26">Igen</text:p>
          </table:table-cell>
          <table:table-cell table:style-name="Table2.A1" office:value-type="string">
            <text:p text:style-name="P26">Nem</text:p>
          </table:table-cell>
        </table:table-row>
        <table:table-row table:style-name="Table2.1">
          <table:table-cell table:style-name="Table2.A1" office:value-type="string">
            <text:p text:style-name="P26">debug_open_port</text:p>
          </table:table-cell>
          <table:table-cell table:style-name="Table2.A1" office:value-type="string">
            <text:p text:style-name="P26">Debug módban indítunk egy http szervert, ami nem titkos, ez segítheti a debuggolást, de nem biztonságos, így production rendszerbe nem fut</text:p>
          </table:table-cell>
          <table:table-cell table:style-name="Table2.A1" office:value-type="string">
            <text:p text:style-name="P26">8081</text:p>
          </table:table-cell>
          <table:table-cell table:style-name="Table2.A1" office:value-type="string">
            <text:p text:style-name="P26">Igen</text:p>
          </table:table-cell>
          <table:table-cell table:style-name="Table2.A1" office:value-type="string">
            <text:p text:style-name="P26">Nem</text:p>
          </table:table-cell>
        </table:table-row>
        <table:table-row table:style-name="Table2.1">
          <table:table-cell table:style-name="Table2.A1" office:value-type="string">
            <text:p text:style-name="P26">secure_port</text:p>
          </table:table-cell>
          <table:table-cell table:style-name="Table2.A1" office:value-type="string">
            <text:p text:style-name="P26">A szerver portja, https kapcsolat</text:p>
          </table:table-cell>
          <table:table-cell table:style-name="Table2.A1" office:value-type="string">
            <text:p text:style-name="P26">8443</text:p>
          </table:table-cell>
          <table:table-cell table:style-name="Table2.A1" office:value-type="string">
            <text:p text:style-name="P26">Igen</text:p>
          </table:table-cell>
          <table:table-cell table:style-name="Table2.A1" office:value-type="string">
            <text:p text:style-name="P26">Nem</text:p>
          </table:table-cell>
        </table:table-row>
        <table:table-row table:style-name="Table2.1">
          <table:table-cell table:style-name="Table2.A1" office:value-type="string">
            <text:p text:style-name="P26">host</text:p>
          </table:table-cell>
          <table:table-cell table:style-name="Table2.A1" office:value-type="string">
            <text:p text:style-name="P26">a host neve, átirányításnál fontos</text:p>
          </table:table-cell>
          <table:table-cell table:style-name="Table2.A1" office:value-type="string">
            <text:p text:style-name="P26">localhost</text:p>
          </table:table-cell>
          <table:table-cell table:style-name="Table2.A1" office:value-type="string">
            <text:p text:style-name="P26">Igen</text:p>
          </table:table-cell>
          <table:table-cell table:style-name="Table2.A1" office:value-type="string">
            <text:p text:style-name="P26">Nem</text:p>
          </table:table-cell>
        </table:table-row>
        <table:table-row table:style-name="Table2.1">
          <table:table-cell table:style-name="Table2.A1" office:value-type="string">
            <text:p text:style-name="P26">crt_file</text:p>
          </table:table-cell>
          <table:table-cell table:style-name="Table2.A1" office:value-type="string">
            <text:p text:style-name="P26">Certification fájl az SSL-hez</text:p>
          </table:table-cell>
          <table:table-cell table:style-name="Table2.A1" office:value-type="string">
            <text:p text:style-name="P26">None</text:p>
          </table:table-cell>
          <table:table-cell table:style-name="Table2.A1" office:value-type="string">
            <text:p text:style-name="P26">Nem</text:p>
          </table:table-cell>
          <table:table-cell table:style-name="Table2.A1" office:value-type="string">
            <text:p text:style-name="P26">Nem</text:p>
          </table:table-cell>
        </table:table-row>
        <table:table-row table:style-name="Table2.1">
          <table:table-cell table:style-name="Table2.A1" office:value-type="string">
            <text:p text:style-name="P26">key_file</text:p>
          </table:table-cell>
          <table:table-cell table:style-name="Table2.A1" office:value-type="string">
            <text:p text:style-name="P26">Key fájl az SSL-hez</text:p>
          </table:table-cell>
          <table:table-cell table:style-name="Table2.A1" office:value-type="string">
            <text:p text:style-name="P26">None</text:p>
          </table:table-cell>
          <table:table-cell table:style-name="Table2.A1" office:value-type="string">
            <text:p text:style-name="P26">Nem</text:p>
          </table:table-cell>
          <table:table-cell table:style-name="Table2.A1" office:value-type="string">
            <text:p text:style-name="P26">Nem</text:p>
          </table:table-cell>
        </table:table-row>
        <table:table-row table:style-name="Table2.1">
          <table:table-cell table:style-name="Table2.A1" office:value-type="string">
            <text:p text:style-name="P26">web_root</text:p>
          </table:table-cell>
          <table:table-cell table:style-name="Table2.A1" office:value-type="string">
            <text:p text:style-name="P26">a statikus fájlok könyvtára</text:p>
          </table:table-cell>
          <table:table-cell table:style-name="Table2.A1" office:value-type="string">
            <text:p text:style-name="P26">None</text:p>
          </table:table-cell>
          <table:table-cell table:style-name="Table2.A1" office:value-type="string">
            <text:p text:style-name="P26">Nem</text:p>
          </table:table-cell>
          <table:table-cell table:style-name="Table2.A1" office:value-type="string">
            <text:p text:style-name="P26">Nem</text:p>
          </table:table-cell>
        </table:table-row>
        <table:table-row table:style-name="Table2.1">
          <table:table-cell table:style-name="Table2.A1" office:value-type="string">
            <text:p text:style-name="P26">data_dir</text:p>
          </table:table-cell>
          <table:table-cell table:style-name="Table2.A1" office:value-type="string">
            <text:p text:style-name="P26">Az adatok mappája, ide lesznek elmentve a titkos fájljai a felhasználóknak</text:p>
          </table:table-cell>
          <table:table-cell table:style-name="Table2.A1" office:value-type="string">
            <text:p text:style-name="P26">None</text:p>
          </table:table-cell>
          <table:table-cell table:style-name="Table2.A1" office:value-type="string">
            <text:p text:style-name="P26">Igen</text:p>
          </table:table-cell>
          <table:table-cell table:style-name="Table2.A1" office:value-type="string">
            <text:p text:style-name="P26">Nem</text:p>
          </table:table-cell>
        </table:table-row>
        <table:table-row table:style-name="Table2.1">
          <table:table-cell table:style-name="Table2.A1" office:value-type="string">
            <text:p text:style-name="P26">test_dir</text:p>
          </table:table-cell>
          <table:table-cell table:style-name="Table2.A1" office:value-type="string">
            <text:p text:style-name="P26">Egy mappa a tesztekhez</text:p>
          </table:table-cell>
          <table:table-cell table:style-name="Table2.A1" office:value-type="string">
            <text:p text:style-name="P26">/var/tmp/real_private_data</text:p>
          </table:table-cell>
          <table:table-cell table:style-name="Table2.A1" office:value-type="string">
            <text:p text:style-name="P26">Igen</text:p>
          </table:table-cell>
          <table:table-cell table:style-name="Table2.A1" office:value-type="string">
            <text:p text:style-name="P26">Nem</text:p>
          </table:table-cell>
        </table:table-row>
        <table:table-row table:style-name="Table2.1">
          <table:table-cell table:style-name="Table2.A1" office:value-type="string">
            <text:p text:style-name="P26">salt</text:p>
          </table:table-cell>
          <table:table-cell table:style-name="Table2.A1" office:value-type="string">
            <text:p text:style-name="P26">Egy hash "só" a kliens oldalra</text:p>
          </table:table-cell>
          <table:table-cell table:style-name="Table2.A1" office:value-type="string">
            <text:p text:style-name="P26">My own Salt</text:p>
          </table:table-cell>
          <table:table-cell table:style-name="Table2.A1" office:value-type="string">
            <text:p text:style-name="P26">Igen</text:p>
          </table:table-cell>
          <table:table-cell table:style-name="Table2.A1" office:value-type="string">
            <text:p text:style-name="P26">Igen</text:p>
          </table:table-cell>
        </table:table-row>
        <table:table-row table:style-name="Table2.1">
          <table:table-cell table:style-name="Table2.A1" office:value-type="string">
            <text:p text:style-name="P26">server_salt</text:p>
          </table:table-cell>
          <table:table-cell table:style-name="Table2.A1" office:value-type="string">
            <text:p text:style-name="P26">Egz hash "só" a szerver oldalra</text:p>
          </table:table-cell>
          <table:table-cell table:style-name="Table2.A1" office:value-type="string">
            <text:p text:style-name="P26">Server salt</text:p>
          </table:table-cell>
          <table:table-cell table:style-name="Table2.A1" office:value-type="string">
            <text:p text:style-name="P26">Igen</text:p>
          </table:table-cell>
          <table:table-cell table:style-name="Table2.A1" office:value-type="string">
            <text:p text:style-name="P26">Nem</text:p>
          </table:table-cell>
        </table:table-row>
        <table:table-row table:style-name="Table2.1">
          <table:table-cell table:style-name="Table2.A1" office:value-type="string">
            <text:p text:style-name="P26">enable_create_user</text:p>
          </table:table-cell>
          <table:table-cell table:style-name="Table2.A1" office:value-type="string">
            <text:p text:style-name="P26">Engedélyezzük, hogy felhasználók is létre tudjanak hozni új felhasználókat, ha nem, akkor csak a szerveren lehet új felhasználókat létrehozni commandline paranccsal.</text:p>
          </table:table-cell>
          <table:table-cell table:style-name="Table2.A1" office:value-type="string">
            <text:p text:style-name="P26">False</text:p>
          </table:table-cell>
          <table:table-cell table:style-name="Table2.A1" office:value-type="string">
            <text:p text:style-name="P26">Igen</text:p>
          </table:table-cell>
          <table:table-cell table:style-name="Table2.A1" office:value-type="string">
            <text:p text:style-name="P26">Nem</text:p>
          </table:table-cell>
        </table:table-row>
        <table:table-row table:style-name="Table2.1">
          <table:table-cell table:style-name="Table2.A1" office:value-type="string">
            <text:p text:style-name="P26">defaultRpcClient</text:p>
          </table:table-cell>
          <table:table-cell table:style-name="Table2.A1" office:value-type="string">
            <text:p text:style-name="P26">Az alapértelmezett RPC metódus neve. jelenleg SimpleJsonRpcWebSocketClientService vagy </text:p>
          </table:table-cell>
          <table:table-cell table:style-name="Table2.A1" office:value-type="string">
            <text:p text:style-name="P26">SimpleJsonRpcWebSocketClientService</text:p>
          </table:table-cell>
          <table:table-cell table:style-name="Table2.A1" office:value-type="string">
            <text:p text:style-name="P26">Igen</text:p>
          </table:table-cell>
          <table:table-cell table:style-name="Table2.A1" office:value-type="string">
            <text:p text:style-name="P26">Igen</text:p>
          </table:table-cell>
        </table:table-row>
      </table:table>
      <text:h text:style-name="Heading_20_3" text:outline-level="3"><text:soft-page-break/>Példa</text:h>
      <text:p text:style-name="P50">my_config.json</text:p>
      <text:p text:style-name="P29">{</text:p>
      <text:p text:style-name="P29">"debug":<text:span text:style-name="T35">false</text:span>,</text:p>
      <text:p text:style-name="P29">"logLevel":"INFO",</text:p>
      <text:p text:style-name="P29">"logFile":"/var/tmp/rpd_[[now]].log",</text:p>
      <text:p text:style-name="P29">"host":"localhost",</text:p>
      <text:p text:style-name="P29">"open_port":8080,</text:p>
      <text:p text:style-name="P29">"secure_port":8443,</text:p>
      <text:p text:style-name="P29">"crt_file": "[[dir_project]]/.key/rpd.crt",</text:p>
      <text:p text:style-name="P29">"key_file": "[[dir_project]]/.key/rpd.key",</text:p>
      <text:p text:style-name="P29">"web_root": "[[dir_project]]/src/web",</text:p>
      <text:p text:style-name="P29">"data_dir": "[[dir_project]]/data"</text:p>
      <text:p text:style-name="P29">}</text:p>
      <text:p text:style-name="P29"/>
      <text:p text:style-name="P31">ha most meghívjuk a programot<text:line-break/><text:span text:style-name="T17">./</text:span><text:span text:style-name="T18">rpd_server.sh</text:span><text:span text:style-name="T17"> –</text:span><text:span text:style-name="T16">configFile </text:span><text:span text:style-name="T17">–logLevel /</text:span><text:span text:style-name="T33">var</text:span><text:span text:style-name="T17">/tmp/log[[now]].log –configFile </text:span><text:span text:style-name="T16">my_config.json –data_dir “[[dir_project]]/data2”</text:span></text:p>
      <text:p text:style-name="P32"><text:span text:style-name="T22">akkor a command line data dir fog érvényesülni.</text:span></text:p>
      <text:h text:style-name="Heading_20_1" text:outline-level="1">Használat</text:h>
      <text:h text:style-name="P56" text:outline-level="2">Szerver oldal</text:h>
      <text:p text:style-name="P51">Alapjában véve a <text:span text:style-name="T4">./bin </text:span><text:span text:style-name="T12">mappában vannak a futtatható fájlok, ott van egy </text:span><text:span text:style-name="T4">server </text:span><text:span text:style-name="T12">és egy </text:span><text:span text:style-name="T4">tools</text:span></text:p>
      <text:p text:style-name="P42">A <text:span text:style-name="T4">szerver</text:span> mappában vannak a szerverhez kellő dolgok, a <text:span text:style-name="T4">tools </text:span>mappában a fejlesztéshez szükséges toolok.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 Mono" svg:font-family="'Roboto Mono'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3" text:outline-level="3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16:14.617293564</meta:creation-date>
    <meta:generator>LibreOffice/6.0.7.3$Linux_X86_64 LibreOffice_project/00m0$Build-3</meta:generator>
    <dc:date>2020-03-30T18:33:04.312584175</dc:date>
    <meta:editing-duration>PT4H6M59S</meta:editing-duration>
    <meta:editing-cycles>64</meta:editing-cycles>
    <meta:document-statistic meta:table-count="3" meta:image-count="0" meta:object-count="0" meta:page-count="6" meta:paragraph-count="207" meta:word-count="957" meta:character-count="7539" meta:non-whitespace-character-count="6795"/>
  </office:meta>
</office:document-meta>
</file>